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9" table:default-cell-style-name="Default"/>
        <table:table-row table:style-name="ro1">
          <table:table-cell office:value-type="string" calcext:value-type="string">
            <text:p>[[</text:p>
          </table:table-cell>
          <table:table-cell office:value-type="float" office:value="970" calcext:value-type="float">
            <text:p>97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13" calcext:value-type="float">
            <text:p>111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2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980" calcext:value-type="float">
            <text:p>98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969" calcext:value-type="float">
            <text:p>96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957" calcext:value-type="float">
            <text:p>95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9]</text:p>
          </table:table-cell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857" calcext:value-type="float">
            <text:p>85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3]</text:p>
          </table:table-cell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933" calcext:value-type="float">
            <text:p>93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0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04" calcext:value-type="float">
            <text:p>100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9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924" calcext:value-type="float">
            <text:p>924</text:p>
          </table:table-cell>
          <table:table-cell table:number-columns-repeated="2"/>
          <table:table-cell office:value-type="string" calcext:value-type="string">
            <text:p>17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964]]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9">00/00/0000</text:date>, <text:time style:data-style-name="N2" text:time-value="20:45:43.0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19-12-19T20:46:06.187000000</dc:date>
    <meta:editing-duration>PT30S</meta:editing-duration>
    <meta:editing-cycles>2</meta:editing-cycles>
    <meta:document-statistic meta:table-count="1" meta:cell-count="110" meta:object-count="0"/>
  </office:meta>
</office:document-meta>
</file>